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9ed58" officeooo:paragraph-rsid="0019ed58" style:font-weight-asian="bold" style:font-weight-complex="bold"/>
    </style:style>
    <style:style style:name="P2" style:family="paragraph" style:parent-style-name="Standard">
      <style:text-properties fo:color="#ce181e" fo:font-weight="bold" officeooo:rsid="0019ed58" officeooo:paragraph-rsid="0019ed58" style:font-weight-asian="bold" style:font-weight-complex="bold"/>
    </style:style>
    <style:style style:name="P3" style:family="paragraph" style:parent-style-name="Standard">
      <style:text-properties fo:color="#ce181e" fo:font-weight="bold" officeooo:rsid="0019ed58" officeooo:paragraph-rsid="001ad2c7" style:font-weight-asian="bold" style:font-weight-complex="bold"/>
    </style:style>
    <style:style style:name="P4" style:family="paragraph" style:parent-style-name="Standard">
      <style:text-properties fo:color="#ce181e" fo:font-weight="bold" officeooo:rsid="0019ed58" officeooo:paragraph-rsid="001c7d26" style:font-weight-asian="bold" style:font-weight-complex="bold"/>
    </style:style>
    <style:style style:name="P5" style:family="paragraph" style:parent-style-name="Standard">
      <style:text-properties fo:color="#ce181e" fo:font-weight="bold" officeooo:rsid="001ad2c7" officeooo:paragraph-rsid="001ad2c7" style:font-weight-asian="bold" style:font-weight-complex="bold"/>
    </style:style>
    <style:style style:name="P6" style:family="paragraph" style:parent-style-name="Standard">
      <style:text-properties fo:color="#ce181e" fo:font-weight="bold" officeooo:rsid="001c7d26" officeooo:paragraph-rsid="001c7d26" style:font-weight-asian="bold" style:font-weight-complex="bold"/>
    </style:style>
    <style:style style:name="P7" style:family="paragraph" style:parent-style-name="Standard">
      <style:text-properties fo:color="#000000" fo:font-weight="bold" officeooo:rsid="001ad2c7" officeooo:paragraph-rsid="001ad2c7" style:font-weight-asian="bold" style:font-weight-complex="bold"/>
    </style:style>
    <style:style style:name="P8" style:family="paragraph" style:parent-style-name="Standard">
      <style:text-properties fo:color="#000000" fo:font-size="14pt" fo:font-weight="bold" officeooo:rsid="001ad2c7" officeooo:paragraph-rsid="001ad2c7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fo:font-weight="normal" officeooo:rsid="001ad2c7" officeooo:paragraph-rsid="001ad2c7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7d2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ad2c7" style:font-weight-asian="normal" style:font-weight-complex="normal"/>
    </style:style>
    <style:style style:name="T7" style:family="text">
      <style:text-properties fo:color="#000000" fo:font-weight="normal" officeooo:rsid="001c7d26" style:font-weight-asian="normal" style:font-weight-complex="normal"/>
    </style:style>
    <style:style style:name="T8" style:family="text">
      <style:text-properties fo:color="#000000" fo:font-size="14pt" fo:font-weight="normal" officeooo:rsid="001ad2c7" style:font-size-asian="12.25pt" style:font-weight-asian="normal" style:font-size-complex="14pt" style:font-weight-complex="normal"/>
    </style:style>
    <style:style style:name="T9" style:family="text">
      <style:text-properties fo:color="#000000" fo:font-size="14pt" fo:font-weight="normal" officeooo:rsid="001c7d26" style:font-size-asian="12.25pt" style:font-weight-asian="normal" style:font-size-complex="14pt" style:font-weight-complex="normal"/>
    </style:style>
    <style:style style:name="T10" style:family="text">
      <style:text-properties fo:color="#000000" fo:font-size="14pt" officeooo:rsid="001ad2c7" style:font-size-asian="12.25pt" style:font-size-complex="14pt"/>
    </style:style>
    <style:style style:name="T11" style:family="text">
      <style:text-properties fo:color="#000000" fo:font-size="14pt" officeooo:rsid="001c7d26" style:font-size-asian="12.25pt" style:font-size-complex="14pt"/>
    </style:style>
    <style:style style:name="T12" style:family="text">
      <style:text-properties fo:color="#000000" officeooo:rsid="001ad2c7"/>
    </style:style>
    <style:style style:name="T13" style:family="text">
      <style:text-properties fo:color="#000000" officeooo:rsid="001c7d26"/>
    </style:style>
    <style:style style:name="T14" style:family="text">
      <style:text-properties officeooo:rsid="001c7d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</text:span></text:p>
      <text:p text:style-name="P4"><text:span text:style-name="T10">a</text:span><text:span text:style-name="T8">,</text:span><text:span text:style-name="T1">24.3275</text:span></text:p>
      <text:p text:style-name="P4"><text:span text:style-name="T9">b</text:span><text:span text:style-name="T8">,</text:span><text:span text:style-name="T1">0.67314</text:span></text:p>
      <text:p text:style-name="P4"><text:span text:style-name="T11">c</text:span><text:span text:style-name="T8">,</text:span><text:span text:style-name="T1">1.92764</text:span></text:p>
      <text:p text:style-name="P2"><text:span text:style-name="T12">d</text:span><text:span text:style-name="T6">,</text:span><text:span text:style-name="T1">0.00405</text:span></text:p>
      <text:p text:style-name="P2"><text:span text:style-name="T12">e</text:span><text:span text:style-name="T6">,</text:span><text:span text:style-name="T1">60.47800</text:span></text:p>
      <text:p text:style-name="P2"><text:span text:style-name="T12">f</text:span><text:span text:style-name="T6">,</text:span><text:span text:style-name="T1"> 3.00009</text:span></text:p>
      <text:p text:style-name="P7">2</text:p>
      <text:p text:style-name="P2"><text:span text:style-name="T12">a</text:span><text:span text:style-name="T6">,</text:span><text:span text:style-name="T1"> Ones</text:span></text:p>
      <text:p text:style-name="P3"><text:span text:style-name="T12">b</text:span><text:span text:style-name="T6">,</text:span><text:span text:style-name="T1"> Hundreds of Thousandths</text:span></text:p>
      <text:p text:style-name="P3"><text:span text:style-name="T12">c</text:span><text:span text:style-name="T6">,</text:span><text:span text:style-name="T1">Ten Thousandths</text:span></text:p>
      <text:p text:style-name="P6"><text:span text:style-name="T4">3</text:span></text:p>
      <text:p text:style-name="P4"><text:span text:style-name="T10">a</text:span><text:span text:style-name="T6">,</text:span><text:span text:style-name="T1"> Hundredths</text:span></text:p>
      <text:p text:style-name="P3"><text:span text:style-name="T12">b,</text:span><text:span text:style-name="T1"> Thousandths</text:span></text:p>
      <text:p text:style-name="P3"><text:span text:style-name="T12">c</text:span><text:span text:style-name="T6">,</text:span><text:span text:style-name="T1"> Hundred </text:span><text:span text:style-name="T2">of </text:span><text:span text:style-name="T1">Thousandths</text:span></text:p>
      <text:p text:style-name="P3"><text:span text:style-name="T12">d</text:span><text:span text:style-name="T6">,</text:span><text:span text:style-name="T1"> Thousandths</text:span></text:p>
      <text:p text:style-name="P6"><text:span text:style-name="T4">4</text:span></text:p>
      <text:p text:style-name="P3"><text:span text:style-name="T13">a</text:span><text:span text:style-name="T6">,</text:span><text:span text:style-name="T1">4</text:span></text:p>
      <text:p text:style-name="P3"><text:span text:style-name="T12">b</text:span><text:span text:style-name="T6">,</text:span><text:span text:style-name="T1">8</text:span></text:p>
      <text:p text:style-name="P3"><text:span text:style-name="T12">5</text:span></text:p>
      <text:p text:style-name="P5"><text:span text:style-name="T4">a</text:span><text:span text:style-name="T5">,</text:span><text:span text:style-name="T1">5</text:span></text:p>
      <text:p text:style-name="P5"><text:span text:style-name="T4">b</text:span><text:span text:style-name="T5">,</text:span><text:span text:style-name="T1">9</text:span></text:p>
      <text:p text:style-name="P8">PRY MATH PG 83 EX 53</text:p>
      <text:p text:style-name="P9">1</text:p>
      <text:p text:style-name="P9"><text:span text:style-name="T3">a</text:span>,0.1,0.03,0.004</text:p>
      <text:p text:style-name="P9"><text:span text:style-name="T3">b</text:span>,0.4,0.05,0.006,0.0007</text:p>
      <text:p text:style-name="P9"><text:span text:style-name="T3">c</text:span>,0.7,0.08,0.001,0.0003,0.00004</text:p>
      <text:p text:style-name="P8">2</text:p>
      <text:p text:style-name="P8">a,<text:span text:style-name="T1">0.05</text:span></text:p>
      <text:p text:style-name="P8">b,<text:span text:style-name="T1">0.0005</text:span></text:p>
      <text:p text:style-name="P8">c,<text:span text:style-name="T1">0.00005</text:span></text:p>
      <text:p text:style-name="P8">d,<text:span text:style-name="T1">0.005</text:span></text:p>
      <text:p text:style-name="P8">e,<text:span text:style-name="T1">0.5</text:span></text:p>
      <text:p text:style-name="P8">f,<text:span text:style-name="T1">0.00005</text:span></text:p>
      <text:p text:style-name="P8">3</text:p>
      <text:p text:style-name="P8">a,(i) <text:span text:style-name="T1">Hundredth</text:span> (ii)<text:span text:style-name="T1">0.02</text:span></text:p>
      <text:p text:style-name="P8">b,(i) <text:span text:style-name="T1">Ten Thousandths</text:span> <text:s/>(ii)<text:span text:style-name="T1">0.0002</text:span></text:p>
      <text:p text:style-name="P8">c,(i) <text:span text:style-name="T1">Hundred of Thousandths</text:span> (ii)<text:span text:style-name="T1">0.00002</text:span></text:p>
      <text:p text:style-name="P8">d,(i)<text:span text:style-name="T1">Tenth</text:span> <text:s/>(ii)<text:span text:style-name="T2">0.2</text:span></text:p>
      <text:p text:style-name="P8">e,(i)<text:span text:style-name="T2">Hundred of Thousandths</text:span> (ii)<text:span text:style-name="T2">0.00002</text:span></text:p>
      <text:p text:style-name="P8">f,(i) <text:span text:style-name="T1"><text:s/></text:span><text:span text:style-name="T2">Thousandths</text:span> (ii) <text:span text:style-name="T2">0.0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ed58" officeooo:paragraph-rsid="0019ed5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Y MATH PG 82 EX 5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7:40:47.433969691</meta:creation-date>
    <dc:date>2020-04-03T08:15:27.653810827</dc:date>
    <meta:editing-duration>PT7M49S</meta:editing-duration>
    <meta:editing-cycles>1</meta:editing-cycles>
    <meta:document-statistic meta:table-count="0" meta:image-count="0" meta:object-count="0" meta:page-count="1" meta:paragraph-count="42" meta:word-count="80" meta:character-count="530" meta:non-whitespace-character-count="489"/>
    <meta:generator>LibreOffice/6.0.7.3$Linux_X86_64 LibreOffice_project/00m0$Build-3</meta:generator>
  </office:meta>
</office:document-meta>
</file>